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officeooo:paragraph-rsid="000ccfc1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officeooo:paragraph-rsid="000ccfc1"/>
    </style:style>
    <style:style style:name="P3" style:family="paragraph" style:parent-style-name="Standard">
      <style:paragraph-properties fo:text-align="justify" style:justify-single-word="false"/>
      <style:text-properties officeooo:rsid="0009f739" officeooo:paragraph-rsid="00115ad7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00ccfc1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0131a6e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paragraph-rsid="00103a77" style:font-size-asian="12pt" style:font-size-complex="12pt"/>
    </style:style>
    <style:style style:name="T1" style:family="text">
      <style:text-properties officeooo:rsid="000b6501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b8a0f" style:font-size-asian="12pt" style:font-size-complex="12pt"/>
    </style:style>
    <style:style style:name="T4" style:family="text">
      <style:text-properties fo:font-size="12pt" officeooo:rsid="000eb59b" style:font-size-asian="12pt" style:font-size-complex="12pt"/>
    </style:style>
    <style:style style:name="T5" style:family="text">
      <style:text-properties fo:font-size="12pt" officeooo:rsid="00112216" style:font-size-asian="12pt" style:font-size-complex="12pt"/>
    </style:style>
    <style:style style:name="T6" style:family="text">
      <style:text-properties fo:font-size="12pt" officeooo:rsid="00131a6e" style:font-size-asian="12pt" style:font-size-complex="12pt"/>
    </style:style>
    <style:style style:name="T7" style:family="text">
      <style:text-properties officeooo:rsid="000eb59b"/>
    </style:style>
    <style:style style:name="T8" style:family="text">
      <style:text-properties officeooo:rsid="00103a77"/>
    </style:style>
    <style:style style:name="T9" style:family="text">
      <style:text-properties officeooo:rsid="00112216"/>
    </style:style>
    <style:style style:name="T10" style:family="text">
      <style:text-properties officeooo:rsid="00115ad7"/>
    </style:style>
    <style:style style:name="T11" style:family="text">
      <style:text-properties officeooo:rsid="0009f739"/>
    </style:style>
    <style:style style:name="T12" style:family="text">
      <style:text-properties officeooo:rsid="00131a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0">Atualmente, uma grande quantidade de observações astrométricas distribuídas ao longo de um longo intervalo de tempo são importantes para determinar restrições sobre a dinâmica de curto e longo prazo e até processos de formação de objetos do Sistema Solar. Como exemplo, Charnoz et al. (2011) deduziram, a partir do acordo entre a perda de energia orbital e calor emanado da superfície de Io, que esse satélite possivelmente possui um estado de equilíbrio térmico em seu interior. <text:s/></text:span>A astrometria <text:span text:style-name="T1">e modelagem orbital</text:span> de satélites planetários tem permitido <text:span text:style-name="T1">estimar efeitos de maré nessas luas e seus primários com precisão (Lainey et al 2009; 2012). </text:span></text:p>
      <text:p text:style-name="P1"/>
      <text:p text:style-name="P1">O projeto proposto consiste em estender o estudo de marés em planetas gigantes gasosos para o sistema de Netuno. Recentemente, este candidato tratou <text:span text:style-name="T12">um grande conjunto de dados distribuídos em mais de 20 anos</text:span> desse planeta e de Tritão, <text:span text:style-name="T7">su</text:span>a maior lua. <text:span text:style-name="T12">Isso</text:span> oferece a oportunidade de investigar novamente a dinâmica do sistema do Netuno, tendo em conta os possíveis efeitos seculares sobre as longitudes, associados com marés.</text:p>
      <text:p text:style-name="P1"/>
      <text:p text:style-name="P2"><text:span text:style-name="T2">O candidato Altair R. Gomes J</text:span><text:span text:style-name="T6">ú</text:span><text:span text:style-name="T2">nior fará este trabalho no Institut de Mecanique Celeste et de Calcul des Ephemerides (IMCCE) do Observatoire de Paris, Paris, França, por um ano inteiro, de 01 de </text:span><text:span text:style-name="T3">Setembro</text:span><text:span text:style-name="T2"> de 201</text:span><text:span text:style-name="T3">6</text:span><text:span text:style-name="T2"> a 3</text:span><text:span text:style-name="T3">1</text:span><text:span text:style-name="T2"> de </text:span><text:span text:style-name="T3">Agosto</text:span><text:span text:style-name="T2"> de 201</text:span><text:span text:style-name="T3">7</text:span><text:span text:style-name="T2">. </text:span><text:span text:style-name="T5">Será uma grande oportunidade de colaboração entre IMCCE, UFRJ e Observatório Nacional.</text:span><text:span text:style-name="T2"> </text:span><text:span text:style-name="T4">A redução do</text:span><text:span text:style-name="T2"> grande número de observações astrométricas realizad</text:span><text:span text:style-name="T4">a</text:span><text:span text:style-name="T2"> </text:span><text:span text:style-name="T4">pelo</text:span><text:span text:style-name="T2"> Sr. Altair Júnior, e sua já boa experiência na área, contribuirá para melhorar o nosso conhecimento de marés no sistema, bem como avaliar a precisão real de efemérides de Netuno.</text:span></text:p>
      <text:p text:style-name="P1"/>
      <text:p text:style-name="P5"><text:span text:style-name="T12">Para esse fim será utilizado uma metodologia desenvolvida pelo IMCCE, o NOE (Numerical Orbit and Ephemerides da sigla em inglês), que tem sido amplamente usado para o ajuste da órbita de luas naturais (Lainey et al., 2007, 2008, 2009, 2012). Esta é a primeira vez que esse método será aplicado ao sistema de Netuno e uma a possível quantificação das marés e as suas consequências sobre a dinâmica do sistema serão investigadas. O presente estudo também apresentará avanços significativos sobre as efemérides de Netuno uma vez que não há sondas orbitando o planeta e, portanto, a astrometria de solo é dominante no ajuste de sua órbita.</text:span></text:p>
      <text:p text:style-name="P1"/>
      <text:p text:style-name="P6"><text:span text:style-name="T11">Por último, mas não menos importante, durante a sua estada na França, Altair Júnior deve ser apresentado à equipe internacional ENCELADE 2.0 (da sigla em inglês), financiado pelo International Space Science Institute onde reúne especialistas de diferentes áreas de conhecimento (dinâmica, planetologia, física estelar e, claro, astrometria). Este é um lugar perfeito para um estudante de PhD ampliar seu conhecimento de astronomia e astrofísi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2:46:12.624372066</meta:creation-date>
    <dc:date>2016-05-17T02:28:42.641169591</dc:date>
    <meta:editing-duration>PT43M12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434" meta:character-count="2722" meta:non-whitespace-character-count="2291"/>
  </office:meta>
</office:document-meta>
</file>